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36000004105917D9F5DD95ABD0.png" manifest:media-type="image/png"/>
  <manifest:file-entry manifest:full-path="Pictures/100002010000073500000421CCD10A09AD4958B5.png" manifest:media-type="image/png"/>
  <manifest:file-entry manifest:full-path="Pictures/10000201000007340000041C47510058AD007FF3.png" manifest:media-type="image/png"/>
  <manifest:file-entry manifest:full-path="Pictures/10000201000007330000041998B69041A0FE660E.png" manifest:media-type="image/png"/>
  <manifest:file-entry manifest:full-path="Pictures/100002010000073900000423DC7BDCAA72FF3944.png" manifest:media-type="image/png"/>
  <manifest:file-entry manifest:full-path="Pictures/100002010000072E0000041B4FE3840FAA67848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11.12cm"/>
    </style:style>
    <style:style style:name="co4" style:family="table-column">
      <style:table-column-properties fo:break-before="auto" style:column-width="9.0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4.343cm" fo:break-before="auto" style:use-optimal-row-height="false"/>
    </style:style>
    <style:style style:name="ro3" style:family="table-row">
      <style:table-row-properties style:row-height="4.496cm" fo:break-before="auto" style:use-optimal-row-height="false"/>
    </style:style>
    <style:style style:name="ro4" style:family="table-row">
      <style:table-row-properties style:row-height="4.25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4.212cm" fo:break-before="auto" style:use-optimal-row-height="false"/>
    </style:style>
    <style:style style:name="ro7" style:family="table-row">
      <style:table-row-properties style:row-height="4.475cm" fo:break-before="auto" style:use-optimal-row-height="false"/>
    </style:style>
    <style:style style:name="ro8" style:family="table-row">
      <style:table-row-properties style:row-height="4.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44pt" style:font-size-asian="44pt" style:font-size-complex="4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AMPLITUD</text:p>
          </table:table-cell>
          <table:table-cell table:style-name="ce1" office:value-type="string" calcext:value-type="string">
            <text:p>IMAGEN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TRIANGULAR</text:p>
          </table:table-cell>
          <table:table-cell office:value-type="float" office:value="3" calcext:value-type="float">
            <text:p>3</text:p>
          </table:table-cell>
          <table:table-cell>
            <draw:frame draw:z-index="3" draw:name="Imagen 4" draw:style-name="gr1" draw:text-style-name="P1" svg:width="10.883cm" svg:height="4.12cm" svg:x="0.08cm" svg:y="0.047cm">
              <draw:image xlink:href="Pictures/100002010000072E0000041B4FE3840FAA67848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>
            <draw:frame draw:z-index="4" draw:name="Imagen 5" draw:style-name="gr1" draw:text-style-name="P1" svg:width="10.876cm" svg:height="4.12cm" svg:x="0.035cm" svg:y="0.221cm">
              <draw:image xlink:href="Pictures/100002010000073900000423DC7BDCAA72FF394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">
          <table:covered-table-cell/>
          <table:table-cell office:value-type="float" office:value="9" calcext:value-type="float">
            <text:p>9</text:p>
          </table:table-cell>
          <table:table-cell>
            <draw:frame draw:z-index="5" draw:name="Imagen 6" draw:style-name="gr1" draw:text-style-name="P1" svg:width="10.731cm" svg:height="4.075cm" svg:x="0.161cm" svg:y="0.045cm">
              <draw:image xlink:href="Pictures/10000201000007330000041998B69041A0FE660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5">
          <table:table-cell table:number-columns-repeated="4"/>
        </table:table-row>
        <table:table-row table:style-name="ro6">
          <table:table-cell table:style-name="ce2" office:value-type="string" calcext:value-type="string" table:number-columns-spanned="1" table:number-rows-spanned="3">
            <text:p>CUADRADA</text:p>
          </table:table-cell>
          <table:table-cell table:style-name="ce4" office:value-type="float" office:value="1" calcext:value-type="float">
            <text:p>1</text:p>
          </table:table-cell>
          <table:table-cell>
            <draw:frame draw:z-index="0" draw:name="Imagen 1" draw:style-name="gr1" draw:text-style-name="P1" svg:width="10.908cm" svg:height="4.104cm" svg:x="0.022cm" svg:y="0.045cm">
              <draw:image xlink:href="Pictures/10000201000007340000041C47510058AD007FF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7">
          <table:covered-table-cell/>
          <table:table-cell table:style-name="ce4" office:value-type="float" office:value="4" calcext:value-type="float">
            <text:p>4</text:p>
          </table:table-cell>
          <table:table-cell>
            <draw:frame draw:z-index="1" draw:name="Imagen 2" draw:style-name="gr1" draw:text-style-name="P1" svg:width="10.764cm" svg:height="4.156cm" svg:x="0.107cm" svg:y="0.163cm">
              <draw:image xlink:href="Pictures/100002010000073500000421CCD10A09AD4958B5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8">
          <table:covered-table-cell/>
          <table:table-cell table:style-name="ce4" office:value-type="float" office:value="8" calcext:value-type="float">
            <text:p>8</text:p>
          </table:table-cell>
          <table:table-cell>
            <draw:frame draw:z-index="2" draw:name="Imagen 3" draw:style-name="gr1" draw:text-style-name="P1" svg:width="10.892cm" svg:height="4.311cm" svg:x="0.117cm" svg:y="0.23cm">
              <draw:image xlink:href="Pictures/1000020100000736000004105917D9F5DD95ABD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9:13:09.056265523</meta:creation-date>
    <dc:date>2023-05-03T19:31:16.721186611</dc:date>
    <meta:editing-duration>PT7M57S</meta:editing-duration>
    <meta:editing-cycles>3</meta:editing-cycles>
    <meta:generator>LibreOffice/6.4.7.2$Linux_X86_64 LibreOffice_project/40$Build-2</meta:generator>
    <meta:document-statistic meta:table-count="1" meta:cell-count="11" meta:object-count="6"/>
  </office:meta>
</office:document-meta>
</file>